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proxima-nova-1" svg:font-family="proxima-nova-1, proxima-nova-2, Arimo, Helvetica, sans-serif"/>
    <style:font-face style:name="Cabal" svg:font-family="Cabal" style:font-pitch="variable"/>
    <style:font-face style:name="Chandas" svg:font-family="Chandas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36pt" fo:font-weight="bold" officeooo:rsid="0010d5d5" officeooo:paragraph-rsid="0010d5d5" style:font-size-asian="36pt" style:font-weight-asian="bold" style:font-size-complex="36pt" style:font-weight-complex="bold"/>
    </style:style>
    <style:style style:name="P2" style:family="paragraph" style:parent-style-name="Standard">
      <style:text-properties style:font-name="Ubuntu" officeooo:rsid="0010d5d5" officeooo:paragraph-rsid="0010d5d5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6pt" officeooo:rsid="0010d5d5" officeooo:paragraph-rsid="0010d5d5" style:font-size-asian="16pt" style:font-size-complex="16pt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6pt" officeooo:rsid="0010fb7c" officeooo:paragraph-rsid="0010fb7c" style:font-size-asian="16pt" style:font-size-complex="16pt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6pt" officeooo:paragraph-rsid="0010d5d5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color="#58a0ec" style:font-name="Ubuntu" fo:font-size="24pt" fo:font-weight="bold" officeooo:rsid="0010d5d5" officeooo:paragraph-rsid="0010d5d5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10fb7c"/>
    </style:style>
    <style:style style:name="T1" style:family="text">
      <style:text-properties officeooo:rsid="0010d5d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d5d5" style:font-weight-asian="bold" style:font-weight-complex="bold"/>
    </style:style>
    <style:style style:name="T4" style:family="text">
      <style:text-properties fo:color="#5b277d"/>
    </style:style>
    <style:style style:name="T5" style:family="text">
      <style:text-properties fo:color="#a7074b"/>
    </style:style>
    <style:style style:name="T6" style:family="text">
      <style:text-properties fo:color="#e16173"/>
    </style:style>
    <style:style style:name="T7" style:family="text">
      <style:text-properties fo:color="#ff6d6d"/>
    </style:style>
    <style:style style:name="T8" style:family="text">
      <style:text-properties fo:color="#ff7b59"/>
    </style:style>
    <style:style style:name="T9" style:family="text">
      <style:text-properties fo:color="#f89c85"/>
    </style:style>
    <style:style style:name="T10" style:family="text">
      <style:text-properties officeooo:rsid="0010fb7c"/>
    </style:style>
    <style:style style:name="T11" style:family="text">
      <style:text-properties style:font-name="Ubuntu" fo:font-size="16pt" officeooo:rsid="0010fb7c" style:font-size-asian="16pt" style:font-size-complex="16pt"/>
    </style:style>
    <style:style style:name="T12" style:family="text">
      <style:text-properties style:font-name="Ubuntu" fo:font-size="16pt" fo:font-weight="bold" officeooo:rsid="0010fb7c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HIER DES CHARGES</text:p>
      <text:p text:style-name="P2"/>
      <text:p text:style-name="P2"/>
      <text:p text:style-name="P2"/>
      <text:p text:style-name="P2"/>
      <text:p text:style-name="P6">Développer un site web pour une agence de voyages</text:p>
      <text:p text:style-name="P2"/>
      <text:p text:style-name="P2"/>
      <text:p text:style-name="P2"/>
      <text:p text:style-name="P2"/>
      <text:p text:style-name="P2"/>
      <text:p text:style-name="P3"><text:span text:style-name="T2">Contexte</text:span> : site web proposant des voyages à travers le monde</text:p>
      <text:p text:style-name="P3"/>
      <text:p text:style-name="P5"><text:span text:style-name="T3">Objectif </text:span><text:span text:style-name="T1">: offrir à l’utilisateur un site web de voyages dont l’interface utilisateur est adaptable sur ordinateur, tablette et mobile </text:span></text:p>
      <text:p text:style-name="P3"/>
      <text:p text:style-name="P3"/>
      <text:p text:style-name="P4"><text:span text:style-name="T2">Besoins </text:span>: </text:p>
      <text:p text:style-name="P4"/>
      <text:p text:style-name="P4"/>
      <text:p text:style-name="P7"><text:span text:style-name="T12">Contraintes </text:span><text:span text:style-name="T11">: </text:span></text:p>
      <text:p text:style-name="P7"><text:span text:style-name="T11"/></text:p>
      <text:p text:style-name="P7"><text:span text:style-name="T11">- fichiers en HTML, CSS et JavaScript</text:span></text:p>
      <text:p text:style-name="P7"><text:span text:style-name="T11">- site adaptable sur pc, tablette et smartphone Android et iOS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proxima-nova-1" svg:font-family="proxima-nova-1, proxima-nova-2, Arimo, Helvetica, sans-serif"/>
    <style:font-face style:name="Cabal" svg:font-family="Cabal" style:font-pitch="variable"/>
    <style:font-face style:name="Chandas" svg:font-family="Chandas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12:16:07.291173231</meta:creation-date>
    <dc:date>2020-11-17T12:31:16.729141365</dc:date>
    <meta:editing-duration>PT4M55S</meta:editing-duration>
    <meta:editing-cycles>1</meta:editing-cycles>
    <meta:document-statistic meta:table-count="0" meta:image-count="0" meta:object-count="0" meta:page-count="1" meta:paragraph-count="8" meta:word-count="65" meta:character-count="386" meta:non-whitespace-character-count="325"/>
    <meta:generator>LibreOffice/6.4.6.2$Linux_X86_64 LibreOffice_project/40$Build-2</meta:generator>
  </office:meta>
</office:document-meta>
</file>